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Arial1" fo:font-size="7pt"/>
    </style:style>
    <style:style style:name="P3" style:family="paragraph" style:parent-style-name="Text_20_body">
      <style:paragraph-properties fo:margin-top="0cm" fo:margin-bottom="0cm"/>
      <style:text-properties style:font-name="Arial1" fo:font-size="7pt" fo:language="fr" fo:country="CH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ext_20_body">
      <style:paragraph-properties fo:margin-top="0cm" fo:margin-bottom="0cm"/>
      <style:text-properties style:font-name="Arial" fo:font-size="16pt" fo:font-weight="bold"/>
    </style:style>
    <style:style style:name="P9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line-height-at-least="0.176cm"/>
      <style:text-properties style:font-name="Arial" fo:font-size="11pt" style:font-size-asian="11pt" style:font-size-complex="11pt"/>
    </style:style>
    <style:style style:name="P11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12" style:family="paragraph" style:parent-style-name="Header">
      <style:paragraph-properties fo:margin-top="0cm" fo:margin-bottom="0cm"/>
    </style:style>
    <style:style style:name="P13" style:family="paragraph" style:parent-style-name="Standard">
      <style:paragraph-properties fo:margin-top="0cm" fo:margin-bottom="0cm">
        <style:tab-stops>
          <style:tab-stop style:position="12.965cm"/>
          <style:tab-stop style:position="16.198cm" style:type="right"/>
        </style:tab-stops>
      </style:paragraph-properties>
      <style:text-properties style:font-name="Arial"/>
    </style:style>
    <style:style style:name="P14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cm" style:line-height-at-least="0.176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fo:font-weight="bold" style:font-size-asian="11pt" style:font-size-complex="11pt"/>
    </style:style>
    <style:style style:name="P17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style:line-height-at-least="0.176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cm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fo:color="#000000" style:font-name="Arial" fo:font-size="11pt" style:font-size-asian="11pt" style:font-size-complex="11pt"/>
    </style:style>
    <style:style style:name="P20" style:family="paragraph" style:parent-style-name="Frame_20_contents"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22" style:family="paragraph" style:parent-style-name="Text_20_body" style:master-page-name="Right_20_Page">
      <style:paragraph-properties fo:margin-top="0cm" fo:margin-bottom="0cm" style:line-height-at-least="0.176cm" style:page-number="auto" fo:background-color="#ffffff">
        <style:background-image/>
      </style:paragraph-properties>
      <style:text-properties fo:color="#000000" style:font-name="Arial" fo:font-size="11pt" fo:font-weight="bold" style:font-size-asian="11pt" style:font-size-complex="11pt"/>
    </style:style>
    <style:style style:name="P23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24" style:family="paragraph" style:parent-style-name="Text_20_body">
      <style:paragraph-properties fo:margin-top="0cm" fo:margin-bottom="0cm" fo:break-before="page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font-name="Arial1" fo:font-size="7pt"/>
    </style:style>
    <style:style style:name="T2" style:family="text">
      <style:text-properties style:font-name="Arial1" fo:font-size="7pt" fo:font-weight="bold"/>
    </style:style>
    <style:style style:name="T3" style:family="text">
      <style:text-properties fo:font-size="7pt"/>
    </style:style>
    <style:style style:name="T4" style:family="text">
      <style:text-properties fo:font-size="7pt" fo:font-weight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5"><text:span text:style-name="T9">[Mandant.Titel] [Mandant.Vorname] [Mandant.Name]</text:span><text:span text:style-name="T8"> </text:span></text:p>
      <text:p text:style-name="P18">Facharzt für [Mandant.TarmedSpezialität]</text:p>
      <text:p text:style-name="P18">EAN [Mandant.EAN]</text:p>
      <text:p text:style-name="P18">ZSR-Nr. [Mandant.KSK]</text:p>
      <text:p text:style-name="P15"><draw:frame draw:style-name="fr1" draw:name="Rahmen1" text:anchor-type="char" svg:x="10.149cm" svg:y="0.131cm" svg:width="7.385cm" draw:z-index="0"><draw:text-box fo:min-height="3.145cm"><text:p text:style-name="P20">[Adressat.Anschrift]</text:p></draw:text-box></draw:frame></text:p>
      <text:p text:style-name="P18">[Mandant.Strasse]</text:p>
      <text:p text:style-name="P18">[Mandant.Plz] [Mandant.Ort]</text:p>
      <text:p text:style-name="P10">[Mandant.E-Mail]</text:p>
      <text:p text:style-name="P10">Tel. [Mandant.Telefon1]</text:p>
      <text:p text:style-name="P10"/>
      <text:p text:style-name="P10"/>
      <text:p text:style-name="P10"/>
      <text:p text:style-name="P10"/>
      <text:p text:style-name="P10"/>
      <text:p text:style-name="P15"/>
      <text:p text:style-name="P9">[Mandant.Ort], [Datum.heute]</text:p>
      <text:p text:style-name="P9"/>
      <text:p text:style-name="P9"/>
      <text:p text:style-name="P9"/>
      <text:p text:style-name="P8">Überweisung</text:p>
      <text:p text:style-name="P14"/>
      <text:p text:style-name="P14"/>
      <text:p text:style-name="P14"/>
      <text:p text:style-name="P16">[Patient:mw:Herr/Frau] [Patient.Vorname] [Patient.Name] ([Patient.Geschlecht]), [Patient.Geburtsdatum]</text:p>
      <text:p text:style-name="P17">[Patient.Strasse], [Patient.Plz] [Patient.Ort]</text:p>
      <text:p text:style-name="P19">Tel1 [Patient.Telefon1], Tel2 [Patient.Telefon2], Mobil [Patient.Natel], E-Mail [Patient.E-Mail]</text:p>
      <text:p text:style-name="P14"/>
      <text:p text:style-name="P21"/>
      <text:p text:style-name="P9">Sehr [Adressat:mw:geehrter Herr Dr./geehrte Frau Dr.] [Adressat.Name]</text:p>
      <text:p text:style-name="P9"/>
      <text:p text:style-name="P9">Gerne überweise ich Ihnen [Patient:mw:obengenannten Patienten/obengenannte Patientin] zur fachärztlichen Untersuchung.</text:p>
      <text:p text:style-name="P9"/>
      <text:p text:style-name="P11">Aktuelles Problem:</text:p>
      <text:p text:style-name="P9"/>
      <text:p text:style-name="P9"/>
      <text:p text:style-name="P11">Verlaufseintrag:</text:p>
      <text:p text:style-name="P9">[Konsultation.Eintrag]</text:p>
      <text:p text:style-name="P9"/>
      <text:p text:style-name="P11">Persönliche Anamnese</text:p>
      <text:p text:style-name="P9">[Patient.PersAnamnese] </text:p>
      <text:p text:style-name="P9"/>
      <text:p text:style-name="P11">Diagnose</text:p>
      <text:p text:style-name="P9">[Patient.Diagnosen]</text:p>
      <text:p text:style-name="P9"/>
      <text:p text:style-name="P11">Allergien</text:p>
      <text:p text:style-name="P9">[Patient.Allergien]</text:p>
      <text:p text:style-name="P9"/>
      <text:p text:style-name="P11">Medikation</text:p>
      <text:p text:style-name="P9">[Patient.Medikation]</text:p>
      <text:p text:style-name="P9"/>
      <text:p text:style-name="P9"><text:soft-page-break/></text:p>
      <text:p text:style-name="P9">Freundliche Grüsse</text:p>
      <text:p text:style-name="P14"/>
      <text:p text:style-name="P14"/>
      <text:p text:style-name="P17">[Mandant.Titel] [Mandant.Vorname] [Mandant.Name]</text:p>
      <text:p text:style-name="P17">Facharzt für [Mandant.TarmedSpezialität]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</style:style>
    <style:style style:name="MP2" style:family="paragraph" style:parent-style-name="Text_20_body">
      <style:paragraph-properties fo:margin-top="0cm" fo:margin-bottom="0cm"/>
      <style:text-properties style:font-name="Arial1" fo:font-size="7pt" fo:language="fr" fo:country="CH"/>
    </style:style>
    <style:style style:name="MP3" style:family="paragraph" style:parent-style-name="Text_20_body">
      <style:paragraph-properties fo:margin-top="0cm" fo:margin-bottom="0cm"/>
      <style:text-properties style:font-name="Arial1" fo:font-size="7pt"/>
    </style:style>
    <style:style style:name="MP4" style:family="paragraph" style:parent-style-name="Header">
      <style:paragraph-properties fo:margin-top="0cm" fo:margin-bottom="0cm"/>
    </style:style>
    <style:style style:name="MP5" style:family="paragraph" style:parent-style-name="Text_20_body">
      <style:paragraph-properties fo:margin-top="0cm" fo:margin-bottom="0cm"/>
      <style:text-properties style:font-name="Arial"/>
    </style:style>
    <style:style style:name="MP6" style:family="paragraph" style:parent-style-name="Standard">
      <style:paragraph-properties fo:margin-top="0cm" fo:margin-bottom="0cm">
        <style:tab-stops>
          <style:tab-stop style:position="12.965cm"/>
          <style:tab-stop style:position="16.198cm" style:type="right"/>
        </style:tab-stops>
      </style:paragraph-properties>
      <style:text-properties style:font-name="Arial"/>
    </style:style>
    <style:style style:name="MP7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8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9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style:font-name="Arial1" fo:font-size="7pt" fo:font-weight="bold"/>
    </style:style>
    <style:style style:name="MT2" style:family="text">
      <style:text-properties style:font-name="Arial1" fo:font-size="7pt"/>
    </style:style>
    <style:style style:name="MT3" style:family="text">
      <style:text-properties fo:font-size="7pt" fo:font-weight="bold"/>
    </style:style>
    <style:style style:name="MT4" style:family="text">
      <style:text-properties fo:font-size="7pt"/>
    </style:style>
    <style:style style:name="MT5" style:family="text">
      <style:text-properties fo:font-size="7pt" style:font-size-asian="7pt" style:font-size-complex="7pt"/>
    </style:style>
    <style:style style:name="MT6" style:family="text">
      <style:text-properties fo:font-weight="bold"/>
    </style:style>
    <style:style style:name="MT7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ext:p text:style-name="Footer"/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<text:span text:style-name="MT1">[Mandant.Titel] [Mandant.Vorname] [Mandant.Name]</text:span><text:span text:style-name="MT2">, Facharzt für [Mandant.TarmedSpezialität]</text:span></text:p>
        <text:p text:style-name="MP2">[Mandant.Strasse], [Mandant.Plz] [Mandant.Ort]</text:p>
        <text:p text:style-name="MP3">Tel [Mandant.Telefon1], E-Mail [Mandant.E-Mail], EAN [Mandant.EAN], ZSR-Nr. [Mandant.KSK]</text:p>
        <text:p text:style-name="MP4"/>
      </style:header>
      <style:footer>
        <text:p text:style-name="MP5"><text:span text:style-name="MT3">[Patient.Vorname] [Patient.Name], [Patient.Geburtsdatum]</text:span><text:span text:style-name="MT4">, [Patient.Strasse], [Patient.Plz] [Patient.Ort]</text:span></text:p>
        <text:p text:style-name="MP6"><text:span text:style-name="MT4">Tel1 [Patient.Telefon1], Tel2 [Patient.Telefon2], Mobil [Patient.Natel], </text:span><text:bookmark text:name="_Hlk47084295"/><text:span text:style-name="MT4">E-Mail [Patient.E-Mail]<text:tab/></text:span><text:span text:style-name="MT5">Seite </text:span><text:span text:style-name="MT5"><text:page-number text:select-page="current"/></text:span><text:span text:style-name="MT5"> /</text:span><text:span text:style-name="MT5"><text:page-count>4</text:page-count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"/>
        <text:p text:style-name="Header"/>
      </style:header>
    </style:master-page>
    <style:master-page style:name="Left_20_Page" style:display-name="Left Page" style:page-layout-name="Mpm5">
      <style:header>
        <text:p text:style-name="MP7"><text:span text:style-name="MT6">[Mandant.Titel] [Mandant.Vorname] [Mandant.Name]</text:span>, Facharzt für [Mandant.TarmedSpezialität]</text:p>
        <text:p text:style-name="MP7">[Mandant.Strasse], [Mandant.Plz] [Mandant.Ort]</text:p>
        <text:p text:style-name="MP7">Tel [Mandant.Telefon1], Fax [Mandant.Fax], E-Mail [Mandant.E-Mail], EAN [Mandant.EAN], ZSR-Nr. [Mandant.KSK]</text:p>
      </style:header>
      <style:footer>
        <text:p text:style-name="MP8"><text:span text:style-name="MT6">[Patient.Vorname] [Patient.Name] (</text:span><text:span text:style-name="MT7">[Patient.Geschlecht]),</text:span><text:span text:style-name="MT6"> [Patient.Geburtsdatu</text:span><text:span text:style-name="MT7">m], </text:span>[Patient.Strasse], [Patient.Plz] [Patient.Ort]</text:p>
        <text:p text:style-name="MP8">Tel1 [Patient.Telefon1], Tel2 [Patient.Telefon2], Natel [Patient.Natel], E-Mail [Patient.E-Mail]</text:p>
        <text:p text:style-name="MP9">Seite <text:page-number text:select-page="current"/> 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Mosimann</meta:initial-creator>
    <meta:creation-date>2020-09-09T13:44:02.90</meta:creation-date>
    <dc:date>2020-10-14T15:11:11.18</dc:date>
    <dc:creator>Leon Mosimann</dc:creator>
    <meta:editing-duration>PT27M24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4" meta:paragraph-count="41" meta:word-count="143" meta:character-count="1903"/>
  </office:meta>
</office:document-meta>
</file>